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ourier 10 Pitch" officeooo:rsid="0017c844" officeooo:paragraph-rsid="0017c844"/>
    </style:style>
    <style:style style:name="P2" style:family="paragraph" style:parent-style-name="Standard" style:list-style-name="L1">
      <style:text-properties style:font-name="Courier 10 Pitch" fo:font-weight="bold" officeooo:rsid="0017c844" officeooo:paragraph-rsid="0017c844" style:font-weight-asian="bold" style:font-weight-complex="bold"/>
    </style:style>
    <style:style style:name="P3" style:family="paragraph" style:parent-style-name="Standard" style:list-style-name="L2">
      <style:text-properties style:font-name="Courier 10 Pitch" fo:font-weight="bold" officeooo:paragraph-rsid="0017c844" style:font-weight-asian="bold" style:font-weight-complex="bold"/>
    </style:style>
    <style:style style:name="P4" style:family="paragraph" style:parent-style-name="Standard" style:list-style-name="L2">
      <style:paragraph-properties fo:text-align="center" style:justify-single-word="false"/>
      <style:text-properties style:font-name="Courier 10 Pitch" fo:font-size="18pt" fo:font-weight="bold" officeooo:rsid="001a38f7" officeooo:paragraph-rsid="001a38f7" style:font-size-asian="18pt" style:font-weight-asian="bold" style:font-size-complex="18pt" style:font-weight-complex="bold"/>
    </style:style>
    <style:style style:name="T1" style:family="text">
      <style:text-properties officeooo:rsid="0017c844"/>
    </style:style>
    <style:style style:name="T2" style:family="text">
      <style:text-properties officeooo:rsid="00186450"/>
    </style:style>
    <style:style style:name="T3" style:family="text">
      <style:text-properties style:font-name="Courier 10 Pitch" fo:font-weight="bold" officeooo:rsid="0017c844" style:font-weight-asian="bold" style:font-weight-complex="bold"/>
    </style:style>
    <style:style style:name="T4" style:family="text">
      <style:text-properties fo:font-weight="bold" officeooo:rsid="0017c844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77392565490795691" text:style-name="L2">
        <text:list-header>
          <text:p text:style-name="P4">Polity</text:p>
        </text:list-header>
        <text:list-item>
          <text:p text:style-name="P3"><text:span text:style-name="T1">Article 370</text:span></text:p>
        </text:list-item>
      </text:list>
      <text:list xml:id="list6416207863475587011" text:style-name="L1">
        <text:list-header>
          <text:p text:style-name="P1">Under Jamm and Kashmir's state subject laws, no person other than <text:span text:style-name="T2">a permanent resident of the state can own land or build a house there. Only wards of permanent residents can get admissions in the state's professional colleges or jobs in the state governments.</text:span></text:p>
          <text:p text:style-name="P1"><text:span text:style-name="T2">No private investor would invest in a place where he cannot own the land or a house, and where his children cannot get employment in the state government.</text:span></text:p>
        </text:list-header>
        <text:list-item text:start-value="2"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00:09:17.070769894</meta:creation-date>
    <meta:generator>LibreOffice/4.3.2.2$Linux_X86_64 LibreOffice_project/430m0$Build-2</meta:generator>
    <dc:date>2014-12-16T00:20:28.983709570</dc:date>
    <meta:editing-duration>PT11M9S</meta:editing-duration>
    <meta:editing-cycles>5</meta:editing-cycles>
    <meta:document-statistic meta:table-count="0" meta:image-count="0" meta:object-count="0" meta:page-count="1" meta:paragraph-count="5" meta:word-count="77" meta:character-count="435" meta:non-whitespace-character-count="364"/>
  </office:meta>
</office:document-meta>
</file>